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f2dd" officeooo:paragraph-rsid="0013f2dd"/>
    </style:style>
    <style:style style:name="P2" style:family="paragraph" style:parent-style-name="Standard">
      <style:text-properties fo:language="en" fo:country="US" officeooo:rsid="0013f2dd" officeooo:paragraph-rsid="0016ceba"/>
    </style:style>
    <style:style style:name="P3" style:family="paragraph" style:parent-style-name="Standard">
      <style:text-properties fo:language="en" fo:country="US" officeooo:rsid="0016ceba" officeooo:paragraph-rsid="0016ceba"/>
    </style:style>
    <style:style style:name="P4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language="en" fo:country="US" officeooo:rsid="0013f2dd" officeooo:paragraph-rsid="0016ceba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6ceba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7" style:family="paragraph" style:parent-style-name="Standard">
      <style:text-properties fo:language="en" fo:country="US" officeooo:rsid="0013f2dd" officeooo:paragraph-rsid="0019fea1"/>
    </style:style>
    <style:style style:name="P8" style:family="paragraph" style:parent-style-name="Standard">
      <style:text-properties fo:language="en" fo:country="US" officeooo:rsid="0013f2dd" officeooo:paragraph-rsid="0016ceba"/>
    </style:style>
    <style:style style:name="P9" style:family="paragraph" style:parent-style-name="Standard">
      <style:text-properties fo:language="en" fo:country="US" officeooo:rsid="0016ceba" officeooo:paragraph-rsid="0016ceba"/>
    </style:style>
    <style:style style:name="P10" style:family="paragraph" style:parent-style-name="Standard">
      <style:text-properties fo:language="en" fo:country="US" officeooo:rsid="0019fea1" officeooo:paragraph-rsid="0019fea1"/>
    </style:style>
    <style:style style:name="P11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italic" fo:font-weight="normal" officeooo:rsid="0013f2dd" officeooo:paragraph-rsid="0019fea1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  <style:style style:name="P12" style:family="paragraph" style:parent-style-name="Standard">
      <style:text-properties fo:font-variant="normal" fo:text-transform="none" fo:color="#252525" style:font-name="sans-serif" fo:font-size="10pt" fo:letter-spacing="normal" fo:language="en" fo:country="US" fo:font-style="normal" fo:font-weight="normal" officeooo:rsid="0013f2dd" officeooo:paragraph-rsid="0019fea1" style:font-size-asian="10pt" style:language-asian="fr" style:country-asian="FR" style:font-style-asian="normal" style:font-weight-asian="normal" style:font-size-complex="10pt" style:language-complex="ar" style:country-complex="SA" style:font-style-complex="normal"/>
    </style:style>
    <style:style style:name="T1" style:family="text">
      <style:text-properties fo:color="#dddddd" fo:background-color="#ffffff" loext:char-shading-value="0"/>
    </style:style>
    <style:style style:name="T2" style:family="text">
      <style:text-properties fo:language="en" fo:country="US" officeooo:rsid="0013f2dd"/>
    </style:style>
    <style:style style:name="T3" style:family="text">
      <style:text-properties officeooo:rsid="0019fea1"/>
    </style:style>
    <style:style style:name="T4" style:family="text">
      <style:text-properties fo:font-variant="normal" fo:text-transform="none" fo:color="#252525" style:font-name="sans-serif" fo:font-size="10pt" fo:letter-spacing="normal" fo:font-style="italic" fo:font-weight="normal" style:font-size-asian="10pt" style:language-asian="fr" style:country-asian="FR" style:font-style-asian="italic" style:font-weight-asian="normal" style:font-size-complex="10pt" style:language-complex="ar" style:country-complex="SA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questionnaire</text:p>
      <text:p text:style-name="P3"/>
      <text:p text:style-name="P3">Questions related to the comprehension of the dialogue.</text:p>
      <text:p text:style-name="P3"/>
      <text:p text:style-name="P10">[OTHER]</text:p>
      <text:p text:style-name="P1"/>
      <text:p text:style-name="P2">1. Speaker A takes the preferences of the other speaker into account in choosing a restaurant. (other)</text:p>
      <text:p text:style-name="P2"/>
      <text:p text:style-name="P4">Strongly disagree <text:tab/>Disagree <text:s text:c="5"/>Neither agree nor disagree<text:tab/> Agree<text:tab/> <text:s text:c="4"/>Strongly agree</text:p>
      <text:p text:style-name="P2"/>
      <text:p text:style-name="P7">2. Speaker A only considers his own preferences in choosing a restaurant. (other)</text:p>
      <text:p text:style-name="P7"/>
      <text:p text:style-name="P11">Strongly disagree <text:tab/>Disagree <text:s text:c="5"/>Neither agree nor disagree<text:tab/> Agree<text:tab/> <text:s text:c="4"/>Strongly agree</text:p>
      <text:p text:style-name="P7"/>
      <text:p text:style-name="P12"><text:span text:style-name="T3">3. </text:span>Speaker B <text:span text:style-name="T3">t</text:span>akes the preferences of the other speaker into account in choosing a restaurant. (other)</text:p>
      <text:p text:style-name="P7"/>
      <text:p text:style-name="P2"><text:span text:style-name="T4">Strongly disagree <text:tab/>Disagree <text:s text:c="5"/>Neither agree nor disagree<text:tab/> Agree<text:tab/> <text:s text:c="4"/>Strongly agree</text:span></text:p>
      <text:p text:style-name="P7"/>
      <text:p text:style-name="P7"><text:span text:style-name="T3">4. </text:span>Speaker B only considers his own preferences in choosing a restaurant. (other)</text:p>
      <text:p text:style-name="P11"/>
      <text:p text:style-name="P11">Strongly disagree <text:tab/>Disagree <text:s text:c="5"/>Neither agree nor disagree<text:tab/> Agree<text:tab/> <text:s text:c="4"/>Strongly agree</text:p>
      <text:p text:style-name="P11"/>
      <text:p text:style-name="P10">[DEMANDING]</text:p>
      <text:p text:style-name="P10">...</text:p>
      <text:p text:style-name="P7"/>
      <text:p text:style-name="P7"/>
      <text:p text:style-name="P2">[3. <text:span text:style-name="T1">Speaker_1 cares about the preferences of Speaker_1 to take a decision.] too similar to 1.</text:span><text:line-break/></text:p>
      <text:p text:style-name="P2">3. Speaker A is demanding concerning the choice of the restaurant. <text:bookmark-start text:name="__DdeLink__1368_334256028"/>(demanding)<text:bookmark-end text:name="__DdeLink__1368_334256028"/></text:p>
      <text:p text:style-name="P2"/>
      <text:p text:style-name="P4">Strongly disagree <text:tab/>Disagree <text:s text:c="5"/>Neither agree nor disagree<text:tab/> Agree<text:tab/> <text:s text:c="4"/>Strongly agree</text:p>
      <text:p text:style-name="P2"/>
      <text:p text:style-name="P2">4. Speaker <text:s/>B is flexible in his choice of the restaurant. (demanding)</text:p>
      <text:p text:style-name="P2"/>
      <text:p text:style-name="P4">Strongly disagree <text:tab/>Disagree <text:s text:c="5"/>Neither agree nor disagree<text:tab/> Agree<text:tab/> <text:s text:c="4"/>Strongly agree</text:p>
      <text:p text:style-name="P2"/>
      <text:p text:style-name="P2">5. Speaker A leads the dialogue. (flow)</text:p>
      <text:p text:style-name="P2"/>
      <text:p text:style-name="P4">Strongly disagree <text:tab/>Disagree <text:s text:c="5"/>Neither agree nor disagree<text:tab/> Agree<text:tab/> <text:s text:c="4"/>Strongly agree</text:p>
      <text:p text:style-name="P2"/>
      <text:p text:style-name="P2">6. Speaker B is being guided by the other speaker during the dialogue. (flow)</text:p>
      <text:p text:style-name="P5"/>
      <text:p text:style-name="P6">Strongly disagree <text:tab/>Disagree <text:s text:c="5"/>Neither agree nor disagree<text:tab/> Agree<text:tab/> <text:s text:c="4"/>Strongly ag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46:46.781710798</meta:creation-date>
    <dc:date>2016-07-05T17:42:25.574725478</dc:date>
    <meta:editing-duration>PT8M1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214" meta:character-count="1507" meta:non-whitespace-character-count="1217"/>
  </office:meta>
</office:document-meta>
</file>